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ae1" officeooo:paragraph-rsid="0015cae1"/>
    </style:style>
    <style:style style:name="P2" style:family="paragraph" style:parent-style-name="Standard">
      <style:text-properties officeooo:rsid="001eb972" officeooo:paragraph-rsid="001eb972"/>
    </style:style>
    <style:style style:name="P3" style:family="paragraph" style:parent-style-name="Standard">
      <style:text-properties officeooo:rsid="00232373" officeooo:paragraph-rsid="00232373"/>
    </style:style>
    <style:style style:name="P4" style:family="paragraph" style:parent-style-name="Standard">
      <style:text-properties officeooo:rsid="00278c64" officeooo:paragraph-rsid="00278c64"/>
    </style:style>
    <style:style style:name="P5" style:family="paragraph" style:parent-style-name="Standard">
      <style:text-properties officeooo:rsid="00278c64" officeooo:paragraph-rsid="0027e08b"/>
    </style:style>
    <style:style style:name="P6" style:family="paragraph" style:parent-style-name="Standard">
      <style:text-properties officeooo:rsid="0015cae1" officeooo:paragraph-rsid="0015cae1" fo:background-color="#33ff99"/>
    </style:style>
    <style:style style:name="P7" style:family="paragraph" style:parent-style-name="Standard">
      <style:text-properties officeooo:rsid="001ccb6f" officeooo:paragraph-rsid="001ccb6f" fo:background-color="#33ff99"/>
    </style:style>
    <style:style style:name="P8" style:family="paragraph" style:parent-style-name="Standard">
      <style:text-properties officeooo:rsid="001eb972" officeooo:paragraph-rsid="001eb972" fo:background-color="#33ff99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278c64" officeooo:paragraph-rsid="0027e08b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2f6600" officeooo:paragraph-rsid="002f6600" fo:background-color="#33ff99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3124de" officeooo:paragraph-rsid="003124de" fo:background-color="#33ff9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334c01" officeooo:paragraph-rsid="00334c01" fo:background-color="#33ff99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2e9e05" officeooo:paragraph-rsid="002e9e05" fo:background-color="#33ff99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2c6082" officeooo:paragraph-rsid="002c6082" fo:background-color="#33ff99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382a32" officeooo:paragraph-rsid="00382a32" fo:background-color="transparent"/>
    </style:style>
    <style:style style:name="T1" style:family="text">
      <style:text-properties officeooo:rsid="00173dcd"/>
    </style:style>
    <style:style style:name="T2" style:family="text">
      <style:text-properties officeooo:rsid="00192f82"/>
    </style:style>
    <style:style style:name="T3" style:family="text">
      <style:text-properties officeooo:rsid="002144dc"/>
    </style:style>
    <style:style style:name="T4" style:family="text">
      <style:text-properties officeooo:rsid="0024f9cf"/>
    </style:style>
    <style:style style:name="T5" style:family="text">
      <style:text-properties fo:background-color="#33ff99" loext:char-shading-value="0"/>
    </style:style>
    <style:style style:name="T6" style:family="text">
      <style:text-properties officeooo:rsid="003780ed"/>
    </style:style>
    <style:style style:name="T7" style:family="text">
      <style:text-properties fo:background-color="#ff3333" loext:char-shading-value="0"/>
    </style:style>
    <style:style style:name="T8" style:family="text">
      <style:text-properties officeooo:rsid="003780ed" fo:background-color="#ff33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e page: <text:span text:style-name="T4">9botitalia.com</text:span></text:p>
      <text:p text:style-name="P1"/>
      <text:p text:style-name="P6"><text:span text:style-name="T2">1) </text:span>Text slide in home page should not be seen at mobile <text:span text:style-name="T1">page. Redirect to home page.</text:span></text:p>
      <text:p text:style-name="P7">2) <text:span text:style-name="T3">'more..' link for news to be positioned correctly, along with right designing of this link</text:span></text:p>
      <text:p text:style-name="P8"/>
      <text:p text:style-name="P2"/>
      <text:p text:style-name="P5">Ninebot&amp;more </text:p>
      <text:p text:style-name="P5"><text:tab/>home page:</text:p>
      <text:p text:style-name="P14">proper animation images.<text:span text:style-name="T7"> </text:span><text:span text:style-name="T8">(3 images remaining, which I have asked saurabh today)</text:span></text:p>
      <text:p text:style-name="P13">Textual corrections as sent by saurabh along with 'Download application here' line</text:p>
      <text:p text:style-name="P10">Remove link on Prodotti which takes to ninebote.php</text:p>
      <text:p text:style-name="P11">Remove link on Ninedroidapp menu item</text:p>
      <text:p text:style-name="P12">Authorized dealer image should not override the text in footer for mobile versions</text:p>
      <text:p text:style-name="P12"/>
      <text:p text:style-name="P15">prodotti page:</text:p>
      <text:p text:style-name="P12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51:43.009340641</meta:creation-date>
    <meta:generator>LibreOffice/4.2.8.2$Linux_X86_64 LibreOffice_project/420m0$Build-2</meta:generator>
    <dc:date>2015-06-21T10:31:16.047331439</dc:date>
    <meta:editing-duration>PT1H40M3S</meta:editing-duration>
    <meta:editing-cycles>71</meta:editing-cycles>
    <meta:document-statistic meta:table-count="0" meta:image-count="0" meta:object-count="0" meta:page-count="1" meta:paragraph-count="11" meta:word-count="92" meta:character-count="571" meta:non-whitespace-character-count="488"/>
  </office:meta>
</office:document-meta>
</file>